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2.159cm" svg:x="2.27cm" svg:y="1cm">
          <text:p text:style-name="P1">Campbell's Cloud Computing</text:p>
          <text:p text:style-name="P1"><text:span text:style-name="T1">Cloud storage, backup and file sharing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382cm" svg:height="1.778cm" svg:x="6.969cm" svg:y="4.683cm">
          <text:p text:style-name="P1">Founder &amp; CEO </text:p>
          <text:p text:style-name="P1">Campbell O'Co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429cm" svg:height="1.524cm" svg:x="2.016cm" svg:y="7.858cm">
          <text:p text:style-name="P1">CIO</text:p>
          <text:p text:style-name="P1">JD Mart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1.524cm" svg:x="11.541cm" svg:y="7.858cm">
          <text:p text:style-name="P1">CFO</text:p>
          <text:p text:style-name="P1">Liz Smi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032cm" svg:x="3.794cm" svg:y="12.43cm">
          <text:p text:style-name="P1">VP Marketing</text:p>
          <text:p text:style-name="P1">Brian 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72cm" svg:height="2.159cm" svg:x="15.097cm" svg:y="12.303cm">
          <text:p text:style-name="P1">VP Sales</text:p>
          <text:p text:style-name="P1">Alyssa Carisell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56cm" svg:height="1.651cm" svg:x="15.859cm" svg:y="7.858cm">
          <text:p text:style-name="P1">CMO</text:p>
          <text:p text:style-name="P1">Matt Padill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3.159cm" svg:x2="11.16cm" svg:y2="4.81cm">
          <text:p/>
        </draw:line>
        <draw:custom-shape draw:style-name="gr1" draw:text-style-name="P1" draw:layer="layout" svg:width="4.953cm" svg:height="1.524cm" svg:x="6.08cm" svg:y="7.858cm">
          <text:p text:style-name="P1">COO</text:p>
          <text:p text:style-name="P1">Ted Waldenstei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6.588cm" svg:x2="3.54cm" svg:y2="7.858cm">
          <text:p/>
        </draw:line>
        <draw:line draw:style-name="gr2" draw:text-style-name="P1" draw:layer="layout" svg:x1="11.16cm" svg:y1="6.588cm" svg:x2="8.747cm" svg:y2="7.858cm">
          <text:p/>
        </draw:line>
        <draw:line draw:style-name="gr2" draw:text-style-name="P1" draw:layer="layout" svg:x1="11.16cm" svg:y1="6.588cm" svg:x2="13.192cm" svg:y2="7.858cm">
          <text:p/>
        </draw:line>
        <draw:line draw:style-name="gr2" draw:text-style-name="P1" draw:layer="layout" svg:x1="11.16cm" svg:y1="6.461cm" svg:x2="17.51cm" svg:y2="7.858cm">
          <text:p/>
        </draw:line>
        <draw:line draw:style-name="gr2" draw:text-style-name="P1" draw:layer="layout" svg:x1="17.637cm" svg:y1="9.509cm" svg:x2="17.256cm" svg:y2="12.303cm">
          <text:p/>
        </draw:line>
        <draw:line draw:style-name="gr2" draw:text-style-name="P1" draw:layer="layout" svg:x1="17.637cm" svg:y1="9.509cm" svg:x2="5.445cm" svg:y2="12.43cm">
          <text:p/>
        </draw:line>
        <draw:custom-shape draw:style-name="gr1" draw:text-style-name="P1" draw:layer="layout" svg:width="4.064cm" svg:height="2.794cm" svg:x="2.27cm" svg:y="20.431cm">
          <text:p text:style-name="P1">Marketing Rep</text:p>
          <text:p text:style-name="P1">Amelie Pelletier</text:p>
          <text:p text:style-name="P1">apellet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72cm" svg:height="2.921cm" svg:x="15.097cm" svg:y="15.732cm">
          <text:p text:style-name="P1">California </text:p>
          <text:p text:style-name="P1">Sales Mgr</text:p>
          <text:p text:style-name="P1">Chloe Greigo</text:p>
          <text:p text:style-name="P1">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715cm" svg:height="2.445cm" svg:x="5.699cm" svg:y="24.495cm">
          <text:p text:style-name="P1">Service Rep</text:p>
          <text:p text:style-name="P1">Rani Patel</text:p>
          <text:p text:style-name="P1">rpat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064cm" svg:height="2.54cm" svg:x="10.144cm" svg:y="20.05cm">
          <text:p text:style-name="P1">Sales Rep</text:p>
          <text:p text:style-name="P1">Kevin Xu</text:p>
          <text:p text:style-name="P1">kx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72cm" svg:height="2.413cm" svg:x="13.954cm" svg:y="22.59cm">
          <text:p text:style-name="P1">Sales Rep</text:p>
          <text:p text:style-name="P1">Nick Cordova</text:p>
          <text:p text:style-name="P1">ncordov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064cm" svg:height="2.286cm" svg:x="16.24cm" svg:y="20.05cm">
          <text:p text:style-name="P1">Sales Rep</text:p>
          <text:p text:style-name="P1">Chris Hames</text:p>
          <text:p text:style-name="P1">chame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826cm" svg:y1="14.335cm" svg:x2="5.826cm" svg:y2="15.732cm">
          <text:p/>
        </draw:line>
        <draw:line draw:style-name="gr2" draw:text-style-name="P1" draw:layer="layout" svg:x1="5.826cm" svg:y1="15.732cm" svg:x2="4.302cm" svg:y2="20.431cm">
          <text:p/>
        </draw:line>
        <draw:line draw:style-name="gr2" draw:text-style-name="P1" draw:layer="layout" svg:x1="17.383cm" svg:y1="14.462cm" svg:x2="17.383cm" svg:y2="15.732cm">
          <text:p/>
        </draw:line>
        <draw:line draw:style-name="gr2" draw:text-style-name="P1" draw:layer="layout" svg:x1="17.51cm" svg:y1="18.78cm" svg:x2="18.145cm" svg:y2="20.05cm">
          <text:p/>
        </draw:line>
        <draw:line draw:style-name="gr2" draw:text-style-name="P1" draw:layer="layout" svg:x1="17.256cm" svg:y1="18.653cm" svg:x2="12.176cm" svg:y2="20.05cm">
          <text:p/>
        </draw:line>
        <draw:line draw:style-name="gr2" draw:text-style-name="P1" draw:layer="layout" svg:x1="17.51cm" svg:y1="18.653cm" svg:x2="15.605cm" svg:y2="22.59cm">
          <text:p/>
        </draw:line>
        <draw:line draw:style-name="gr2" draw:text-style-name="P1" draw:layer="layout" svg:x1="5.826cm" svg:y1="15.732cm" svg:x2="9.128cm" svg:y2="24.2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3:07:24</meta:creation-date>
    <dc:date>2012-11-26T13:57:59</dc:date>
    <meta:editing-duration>PT3H15S</meta:editing-duration>
    <meta:editing-cycles>5</meta:editing-cycles>
    <meta:generator>LibreOffice/3.6$MacOSX_x86 LibreOffice_project/da8c1e6-fd468f4-454e206-f42a4a9-143cfd</meta:generator>
    <meta:document-statistic meta:object-count="28"/>
  </office:meta>
</office:document-meta>
</file>